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5in" fo:margin-left="0in" table:align="left"/>
    </style:style>
    <style:style style:name="Table7.A" style:family="table-column">
      <style:table-column-properties style:column-width="3.4375in"/>
    </style:style>
    <style:style style:name="Table7.B" style:family="table-column">
      <style:table-column-properties style:column-width="2.0625in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" style:family="table">
      <style:table-properties style:width="2.8951in" table:align="righ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6451in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text-properties style:font-name="Source Sans Pro" fo:font-size="10pt" fo:font-weight="normal" officeooo:rsid="00057f84" officeooo:paragraph-rsid="0113dec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lwgTypewriter" fo:font-size="12pt" fo:font-weight="bold" officeooo:rsid="0113dec1" officeooo:paragraph-rsid="0113dec1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lwgTypewriter" fo:font-size="10pt" officeooo:rsid="00057f84" officeooo:paragraph-rsid="0069794d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lwgTypewriter" fo:font-size="10pt" officeooo:rsid="00057f84" officeooo:paragraph-rsid="00ff2e20" style:font-size-asian="10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lwgTypewriter" fo:font-size="10pt" officeooo:paragraph-rsid="0069794d" style:font-size-asian="10pt" style:font-size-complex="10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13dec1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113dec1" style:font-size-asian="9pt" style:font-size-complex="9pt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Source Sans Pro" fo:font-size="9pt" officeooo:paragraph-rsid="0113dec1" style:font-size-asian="9pt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Source Sans Pro" fo:font-size="9pt" fo:font-weight="normal" officeooo:rsid="00057f84" officeooo:paragraph-rsid="0113dec1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lwgTypewriter" fo:font-size="10pt" officeooo:rsid="00057f84" officeooo:paragraph-rsid="0113dec1" style:font-size-asian="10pt" style:font-size-complex="10pt"/>
    </style:style>
    <style:style style:name="P15" style:family="paragraph" style:parent-style-name="Table_20_Contents">
      <style:paragraph-properties fo:line-height="100%" fo:text-align="end" style:justify-single-word="false"/>
      <style:text-properties style:font-name="TlwgTypewriter" fo:font-size="10pt" officeooo:rsid="00057f84" officeooo:paragraph-rsid="0113dec1" style:font-size-asian="10pt" style:font-size-complex="10pt"/>
    </style:style>
    <style:style style:name="P16" style:family="paragraph" style:parent-style-name="Table_20_Contents">
      <style:paragraph-properties fo:line-height="100%" fo:text-align="end" style:justify-single-word="false"/>
      <style:text-properties style:font-name="TlwgTypewriter" fo:font-size="10pt" officeooo:rsid="00057f84" officeooo:paragraph-rsid="011dc8d9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TlwgTypewriter" fo:font-size="10pt" fo:font-weight="bold" officeooo:rsid="00057f84" officeooo:paragraph-rsid="01167f19" style:font-size-asian="10pt" style:font-weight-asian="bold" style:font-size-complex="10pt" style:font-weight-complex="bold"/>
    </style:style>
    <style:style style:name="P18" style:family="paragraph" style:parent-style-name="Table_20_Heading">
      <style:paragraph-properties fo:text-align="center" style:justify-single-word="false"/>
      <style:text-properties style:font-name="TlwgTypewriter" fo:font-size="10pt" fo:font-weight="bold" officeooo:rsid="00057f84" officeooo:paragraph-rsid="0113dec1" style:font-size-asian="10pt" style:font-weight-asian="bold" style:font-size-complex="10pt" style:font-weight-complex="bold"/>
    </style:style>
    <style:style style:name="P19" style:family="paragraph" style:parent-style-name="Table_20_Heading">
      <style:text-properties style:font-name="TlwgTypewriter" fo:font-size="10pt" fo:font-weight="bold" officeooo:rsid="00057f84" officeooo:paragraph-rsid="0113dec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9pt" fo:font-weight="normal" officeooo:rsid="001bb431" officeooo:paragraph-rsid="0113dec1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break-before="auto" fo:break-after="auto"/>
      <style:text-properties officeooo:paragraph-rsid="0113dec1"/>
    </style:style>
    <style:style style:name="P22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officeooo:rsid="001bb431"/>
    </style:style>
    <style:style style:name="T5" style:family="text">
      <style:text-properties fo:font-weight="normal" officeooo:rsid="0020a2d7" style:font-weight-asian="normal" style:font-weight-complex="normal"/>
    </style:style>
    <style:style style:name="T6" style:family="text">
      <style:text-properties fo:font-weight="normal" officeooo:rsid="0040fe82" style:font-weight-asian="normal" style:font-weight-complex="normal"/>
    </style:style>
    <style:style style:name="T7" style:family="text">
      <style:text-properties fo:font-weight="normal" officeooo:rsid="00057f84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cb2f" style:font-weight-asian="bold" style:font-weight-complex="bold"/>
    </style:style>
    <style:style style:name="T10" style:family="text">
      <style:text-properties fo:font-weight="bold" officeooo:rsid="0040fe82" style:font-weight-asian="bold" style:font-weight-complex="bold"/>
    </style:style>
    <style:style style:name="T11" style:family="text">
      <style:text-properties fo:font-weight="bold" officeooo:rsid="000a558d" style:font-weight-asian="bold" style:font-weight-complex="bold"/>
    </style:style>
    <style:style style:name="T12" style:family="text">
      <style:text-properties fo:font-weight="bold" officeooo:rsid="00057f84" style:font-weight-asian="bold" style:font-weight-complex="bold"/>
    </style:style>
    <style:style style:name="T13" style:family="text">
      <style:text-properties fo:font-weight="bold" officeooo:rsid="012090d6" style:font-weight-asian="bold" style:font-weight-complex="bold"/>
    </style:style>
    <style:style style:name="T14" style:family="text">
      <style:text-properties officeooo:rsid="012090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sale in objects"&gt;</text:placeholder></text:p>
      <text:p text:style-name="P6">COMPROBANTE DE PAG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<text:span text:style-name="T8">Cliente: </text:span><text:span text:style-name="T4"><text:placeholder text:placeholder-type="text">&lt;sale.party.name&gt;</text:placeholder></text:span></text:p>
          </table:table-cell>
          <table:table-cell table:style-name="Table7.A1" office:value-type="string">
            <text:p text:style-name="P8"><text:span text:style-name="T9">C.I./RUC</text:span><text:span text:style-name="T10">:</text:span><text:span text:style-name="T6"> </text:span><text:span text:style-name="T6"><text:placeholder text:placeholder-type="text">&lt;sale.party.vat_code&gt;</text:placeholder></text:span><text:span text:style-name="T6"><text:tab/></text:span></text:p>
          </table:table-cell>
        </table:table-row>
        <table:table-row>
          <table:table-cell table:style-name="Table7.A1" office:value-type="string">
            <text:p text:style-name="P8"><text:span text:style-name="T8">Fecha </text:span><text:span text:style-name="T13">Venta</text:span><text:span text:style-name="T8">: </text:span><text:placeholder text:placeholder-type="text">&lt;format_date(sale.sale_date, sale.party.lang)&gt;</text:placeholder> </text:p>
          </table:table-cell>
          <table:table-cell table:style-name="Table7.A1" office:value-type="string">
            <text:p text:style-name="P7"><text:span text:style-name="T11">Teléfono</text:span>: <text:placeholder text:placeholder-type="text">&lt;sale.party.phone&gt;</text:placeholder></text:p>
          </table:table-cell>
        </table:table-row>
        <table:table-row>
          <table:table-cell table:style-name="Table7.A1" table:number-columns-spanned="2" office:value-type="string">
            <text:p text:style-name="P9"><text:span text:style-name="T12">Dirección</text:span><text:span text:style-name="T7">: </text:span><text:span text:style-name="T5"><text:s/></text:span><text:span text:style-name="T5"><text:placeholder text:placeholder-type="text">&lt;sale.party.addresses[0].street&gt;</text:placeholder></text:span></text:p>
          </table:table-cell>
          <table:covered-table-cell/>
        </table:table-row>
      </table:table>
      <text:p text:style-name="P4"><text:tab/> <text:s text:c="13"/></text:p>
      <text:p text:style-name="P20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Fecha <text:span text:style-name="T14">de Pago</text:span></text:p>
          </table:table-cell>
          <table:table-cell table:style-name="Table1.A1" office:value-type="string">
            <text:p text:style-name="P19">Factura</text:p>
          </table:table-cell>
          <table:table-cell table:style-name="Table1.A1" office:value-type="string">
            <text:p text:style-name="P19">Monto.</text:p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<text:placeholder text:placeholder-type="text">&lt;for each="payment in sale.payments"&gt;</text:placeholder></text:p>
          </table:table-cell>
          <table:table-cell table:style-name="Table1.A2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14"><text:placeholder text:placeholder-type="text">&lt;payment.date&gt;</text:placeholder></text:p>
          </table:table-cell>
          <table:table-cell table:style-name="Table1.A2" office:value-type="string">
            <text:p text:style-name="P14"><text:placeholder text:placeholder-type="text">&lt;sale.reference&gt;</text:placeholder></text:p>
          </table:table-cell>
          <table:table-cell table:style-name="Table1.A2" office:value-type="string">
            <text:p text:style-name="P15"><text:placeholder text:placeholder-type="text">&lt;format_currency(payment.amount, sale.party.lang, currency=sale.currency)&gt;</text:placeholder></text:p>
          </table:table-cell>
        </table:table-row>
        <table:table-row table:style-name="Table1.2">
          <table:table-cell table:style-name="Table1.A2" office:value-type="string">
            <text:p text:style-name="P10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7">PAGADO:</text:p>
          </table:table-cell>
          <table:table-cell office:value-type="string">
            <text:p text:style-name="P16"><text:placeholder text:placeholder-type="text">&lt;format_currency(sale.paid_amount, sale.party.lang, currency=sale.currency)&gt;</text:placeholder></text:p>
          </table:table-cell>
        </table:table-row>
        <table:table-row>
          <table:table-cell office:value-type="string">
            <text:p text:style-name="P17">PENDIENTE:</text:p>
          </table:table-cell>
          <table:table-cell office:value-type="string">
            <text:p text:style-name="P16"><text:placeholder text:placeholder-type="text">&lt;format_currency(sale.residual_amount, sale.party.lang, currency=sale.currency)&gt;</text:placeholder></text:p>
          </table:table-cell>
        </table:table-row>
      </table:table>
      <text:p text:style-name="P5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33M58S</meta:editing-duration>
    <meta:editing-cycles>105</meta:editing-cycles>
    <meta:generator>LibreOffice/5.1.1.3$Linux_X86_64 LibreOffice_project/89f508ef3ecebd2cfb8e1def0f0ba9a803b88a6d</meta:generator>
    <dc:date>2017-02-23T11:33:55.954379138</dc:date>
    <meta:document-statistic meta:table-count="3" meta:image-count="0" meta:object-count="0" meta:page-count="1" meta:paragraph-count="23" meta:word-count="61" meta:character-count="707" meta:non-whitespace-character-count="648"/>
  </office:meta>
</office:document-meta>
</file>